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rived class (<text:span text:style-name="T1">subclass</text:span>) inherit attributes (variables) and methods (functions) from its base class <text:span text:style-name="T1">(superclass).</text:span></text:p>
      <text:p text:style-name="Standard"/>
      <text:p text:style-name="Standard"><text:span text:style-name="T1">Polymorphism</text:span>: send the same method call to objects of many different types, each object responds by “doing the right thing”, i.e. same method call takes on “many forms”</text:p>
      <text:p text:style-name="Standard"/>
      <text:p text:style-name="Standard">Each new class you create becomes a new <text:span text:style-name="T1">data type</text:span> that can be used to create objects</text:p>
      <text:p text:style-name="Standard"/>
      <text:p text:style-name="Standard"><text:span text:style-name="T1">Constructor expression </text:span>initializes an object using <text:span text:style-name="T1">argument(s)</text:span> specified in parentheses. </text:p>
      <text:p text:style-name="Standard"/>
      <text:p text:style-name="Standard">Access an object's <text:span text:style-name="T1">attributes</text:span>.</text:p>
      <text:p text:style-name="Standard"/>
      <text:p text:style-name="Standard"><text:span text:style-name="T1">Class definition</text:span>. Class header. </text:p>
      <text:p text:style-name="Standard"/>
      <text:p text:style-name="Standard">All methods of a class must specify at least one parameter. By convention, first parameter is <text:span text:style-name="T1">self</text:span>. A class's methods must use .self to access the objects attributes and other methods. </text:p>
      <text:p text:style-name="Standard"/>
      <text:p text:style-name="Standard"><text:span text:style-name="T1">Composition</text:span> (has-a relationship): a class has references to one or more objects of other classes as members (attributes). e.g. Account object's name attribute is a reference to a string object. Account object's balance is a reference to a Decimal object. Embedding references to objects of other types is software reusability, aka composition.</text:p>
      <text:p text:style-name="Standard"/>
      <text:p text:style-name="Standard"><text:span text:style-name="T1">Inheritance</text:span> (is-a relationship): an object of a subclass type may also be treated as an object of the base-class type. </text:p>
      <text:p text:style-name="Standard"/>
      <text:p text:style-name="Standard"><text:span text:style-name="T1">Encapsulation</text:span> (data hiding, private data): client code is any code that uses objects of the class. Python encapsulates (or hide) an object's data (attributes), designed for internal use only, from the client, aka private data (in Java?). Although Python does not have private data, instead use naming convention, starts with underscore (e.g. _privateData). Identifiers not begin with an underscore (_) are considered publicly accessible.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meta:initial-creator>
    <meta:creation-date>2022-08-12T11:00:22.82</meta:creation-date>
    <dc:date>2022-09-07T08:57:03.75</dc:date>
    <dc:creator>Peter </dc:creator>
    <meta:editing-duration>PT17M44S</meta:editing-duration>
    <meta:editing-cycles>11</meta:editing-cycles>
    <meta:generator>OpenOffice/4.1.13$Win32 OpenOffice.org_project/4113m1$Build-9810</meta:generator>
    <meta:document-statistic meta:table-count="0" meta:image-count="0" meta:object-count="0" meta:page-count="1" meta:paragraph-count="10" meta:word-count="244" meta:character-count="1601"/>
  </office:meta>
</office:document-meta>
</file>